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01500000959464A1A59.svm"/>
  <manifest:file-entry manifest:media-type="" manifest:full-path="Pictures/200000070000581000001075E15B907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113cm" svg:y="5.916cm" svg:width="16.404cm" svg:height="2.394cm" draw:z-index="0">
        <draw:image xlink:href="Pictures/200000070000401500000959464A1A59.svm" xlink:type="simple" xlink:show="embed" xlink:actuate="onLoad"/>
      </draw:frame>
      <draw:frame draw:style-name="fr1" draw:name="graphics2" text:anchor-type="page" text:anchor-page-number="1" svg:x="2.053cm" svg:y="13.097cm" svg:width="17cm" svg:height="3.175cm" draw:z-index="1">
        <draw:image xlink:href="Pictures/200000070000581000001075E15B907C.svm" xlink:type="simple" xlink:show="embed" xlink:actuate="onLoad"/>
      </draw:frame>
      <text:p text:style-name="Standard">First bug: variable name of parameter is cosst instead of cost (or, argument <text:s/>for new ServiceCharge(serviceType, cost) should be coss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bug: I have commented out the line of code I added to fix the bu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4:55:26.71</meta:creation-date>
    <dc:date>2018-10-05T15:01:45.71</dc:date>
    <dc:creator>sa s</dc:creator>
    <meta:editing-duration>PT6M19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1" meta:paragraph-count="2" meta:word-count="36" meta:character-count="207"/>
  </office:meta>
</office:document-meta>
</file>